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37305555555556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3.8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number-rows-repeated="2" table:style-name="ro1">
          <table:table-cell office:value-type="string" table:style-name="ce1">
            <text:p>Time elapsed was 64ns or 0.000000064s</text:p>
          </table:table-cell>
          <table:table-cell office:value-type="float" office:value="64" table:style-name="ce1">
            <text:p>64</text:p>
          </table:table-cell>
          <table:table-cell office:value-type="float" office:value="6.4000000000000004E-8" table:style-name="ce1">
            <text:p>0.0000000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4ns or 0.000000074s</text:p>
          </table:table-cell>
          <table:table-cell office:value-type="float" office:value="74" table:style-name="ce1">
            <text:p>74</text:p>
          </table:table-cell>
          <table:table-cell office:value-type="float" office:value="7.4000000000000001E-8" table:style-name="ce1">
            <text:p>0.000000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8ns or 0.000000068s</text:p>
          </table:table-cell>
          <table:table-cell office:value-type="float" office:value="68" table:style-name="ce1">
            <text:p>68</text:p>
          </table:table-cell>
          <table:table-cell office:value-type="float" office:value="6.8E-8" table:style-name="ce1">
            <text:p>0.0000000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7ns or 0.000000057s</text:p>
          </table:table-cell>
          <table:table-cell office:value-type="float" office:value="57" table:style-name="ce1">
            <text:p>57</text:p>
          </table:table-cell>
          <table:table-cell office:value-type="float" office:value="5.7000000000000001E-8" table:style-name="ce1">
            <text:p>0.0000000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9ns or 0.000000079s</text:p>
          </table:table-cell>
          <table:table-cell office:value-type="float" office:value="79" table:style-name="ce1">
            <text:p>79</text:p>
          </table:table-cell>
          <table:table-cell office:value-type="float" office:value="7.9000000000000006E-8" table:style-name="ce1">
            <text:p>0.0000000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0ns or 0.000000050s</text:p>
          </table:table-cell>
          <table:table-cell office:value-type="float" office:value="50" table:style-name="ce1">
            <text:p>50</text:p>
          </table:table-cell>
          <table:table-cell office:value-type="float" office:value="4.9999999999999998E-8" table:style-name="ce1">
            <text:p>0.000000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4ns or 0.000000074s</text:p>
          </table:table-cell>
          <table:table-cell office:value-type="float" office:value="74" table:style-name="ce1">
            <text:p>74</text:p>
          </table:table-cell>
          <table:table-cell office:value-type="float" office:value="7.4000000000000001E-8" table:style-name="ce1">
            <text:p>0.000000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0ns or 0.000000060s</text:p>
          </table:table-cell>
          <table:table-cell office:value-type="float" office:value="60" table:style-name="ce1">
            <text:p>60</text:p>
          </table:table-cell>
          <table:table-cell office:value-type="float" office:value="5.9999999999999995E-8" table:style-name="ce1">
            <text:p>0.00000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7ns or 0.000000067s</text:p>
          </table:table-cell>
          <table:table-cell office:value-type="float" office:value="67" table:style-name="ce1">
            <text:p>67</text:p>
          </table:table-cell>
          <table:table-cell office:value-type="float" office:value="6.7000000000000004E-8" table:style-name="ce1">
            <text:p>0.0000000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65.7" table:formula="of:=AVERAGE([.B1:.B10])" table:style-name="ce1">
            <text:p>65.7</text:p>
          </table:table-cell>
          <table:table-cell office:value-type="float" office:value="6.5699999999999999E-8" table:formula="of:=AVERAGE([.C1:.C10])" table:style-name="ce1">
            <text:p>6.57E-0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avi</dc:creator>
    <meta:creation-date>2019-11-30T13:27:50Z</meta:creation-date>
    <dc:date>2019-11-30T17:03:24Z</dc:date>
    <meta:editing-cycles>1</meta:editing-cycles>
    <meta:editing-duration>PT27S</meta:editing-duration>
  </office:meta>
</office:document-meta>
</file>